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c2d91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88mm" svg:height="90.04mm" svg:x="116.4mm" svg:y="2.93mm">
            <draw:object draw:notify-on-update-of-ranges="Hoja1.B3:Hoja1.B18 Hoja1.C3:Hoja1.C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5"/>
        <table:table-column table:style-name="co2" table:default-cell-style-name="Default"/>
        <table:table-row table:style-name="ro1">
          <table:table-cell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>
            <text:p>Tamaño</text:p>
          </table:table-cell>
          <table:table-cell table:style-name="ce1" office:value-type="string" calcext:value-type="string">
            <text:p>R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58675623.904358" calcext:value-type="float">
            <text:p>358675623,904358</text:p>
          </table:table-cell>
        </table:table-row>
        <table:table-row table:style-name="ro1">
          <table:table-cell/>
          <table:table-cell office:value-type="float" office:value="80100" calcext:value-type="float">
            <text:p>80100</text:p>
          </table:table-cell>
          <table:table-cell office:value-type="float" office:value="430069610.751799" calcext:value-type="float">
            <text:p>430069610,751799</text:p>
          </table:table-cell>
        </table:table-row>
        <table:table-row table:style-name="ro1">
          <table:table-cell/>
          <table:table-cell office:value-type="float" office:value="160100" calcext:value-type="float">
            <text:p>160100</text:p>
          </table:table-cell>
          <table:table-cell office:value-type="float" office:value="614934708.265041" calcext:value-type="float">
            <text:p>614934708,265041</text:p>
          </table:table-cell>
        </table:table-row>
        <table:table-row table:style-name="ro1">
          <table:table-cell/>
          <table:table-cell office:value-type="float" office:value="240100" calcext:value-type="float">
            <text:p>240100</text:p>
          </table:table-cell>
          <table:table-cell office:value-type="float" office:value="703911232.661523" calcext:value-type="float">
            <text:p>703911232,661523</text:p>
          </table:table-cell>
        </table:table-row>
        <table:table-row table:style-name="ro1">
          <table:table-cell/>
          <table:table-cell office:value-type="float" office:value="320100" calcext:value-type="float">
            <text:p>320100</text:p>
          </table:table-cell>
          <table:table-cell office:value-type="float" office:value="695136814.631904" calcext:value-type="float">
            <text:p>695136814,631904</text:p>
          </table:table-cell>
        </table:table-row>
        <table:table-row table:style-name="ro1">
          <table:table-cell/>
          <table:table-cell office:value-type="float" office:value="400100" calcext:value-type="float">
            <text:p>400100</text:p>
          </table:table-cell>
          <table:table-cell office:value-type="float" office:value="685826279.310873" calcext:value-type="float">
            <text:p>685826279,310873</text:p>
          </table:table-cell>
        </table:table-row>
        <table:table-row table:style-name="ro1">
          <table:table-cell/>
          <table:table-cell office:value-type="float" office:value="480100" calcext:value-type="float">
            <text:p>480100</text:p>
          </table:table-cell>
          <table:table-cell office:value-type="float" office:value="570546742.6511" calcext:value-type="float">
            <text:p>570546742,6511</text:p>
          </table:table-cell>
        </table:table-row>
        <table:table-row table:style-name="ro1">
          <table:table-cell/>
          <table:table-cell office:value-type="float" office:value="560100" calcext:value-type="float">
            <text:p>560100</text:p>
          </table:table-cell>
          <table:table-cell office:value-type="float" office:value="715366646.230771" calcext:value-type="float">
            <text:p>715366646,230771</text:p>
          </table:table-cell>
        </table:table-row>
        <table:table-row table:style-name="ro1">
          <table:table-cell/>
          <table:table-cell office:value-type="float" office:value="640100" calcext:value-type="float">
            <text:p>640100</text:p>
          </table:table-cell>
          <table:table-cell office:value-type="float" office:value="620725543.724414" calcext:value-type="float">
            <text:p>620725543,724414</text:p>
          </table:table-cell>
        </table:table-row>
        <table:table-row table:style-name="ro1">
          <table:table-cell/>
          <table:table-cell office:value-type="float" office:value="720100" calcext:value-type="float">
            <text:p>720100</text:p>
          </table:table-cell>
          <table:table-cell office:value-type="float" office:value="375603294.012852" calcext:value-type="float">
            <text:p>375603294,012852</text:p>
          </table:table-cell>
        </table:table-row>
        <table:table-row table:style-name="ro1">
          <table:table-cell/>
          <table:table-cell office:value-type="float" office:value="800100" calcext:value-type="float">
            <text:p>800100</text:p>
          </table:table-cell>
          <table:table-cell office:value-type="float" office:value="653764537.670679" calcext:value-type="float">
            <text:p>653764537,670679</text:p>
          </table:table-cell>
        </table:table-row>
        <table:table-row table:style-name="ro1">
          <table:table-cell/>
          <table:table-cell office:value-type="float" office:value="880100" calcext:value-type="float">
            <text:p>880100</text:p>
          </table:table-cell>
          <table:table-cell office:value-type="float" office:value="500271351.887271" calcext:value-type="float">
            <text:p>500271351,887271</text:p>
          </table:table-cell>
        </table:table-row>
        <table:table-row table:style-name="ro1">
          <table:table-cell/>
          <table:table-cell office:value-type="float" office:value="960100" calcext:value-type="float">
            <text:p>960100</text:p>
          </table:table-cell>
          <table:table-cell office:value-type="float" office:value="718631860.427992" calcext:value-type="float">
            <text:p>718631860,427992</text:p>
          </table:table-cell>
        </table:table-row>
        <table:table-row table:style-name="ro1">
          <table:table-cell/>
          <table:table-cell office:value-type="float" office:value="1040100" calcext:value-type="float">
            <text:p>1040100</text:p>
          </table:table-cell>
          <table:table-cell office:value-type="float" office:value="779658167.701338" calcext:value-type="float">
            <text:p>779658167,701338</text:p>
          </table:table-cell>
        </table:table-row>
        <table:table-row table:style-name="ro1">
          <table:table-cell/>
          <table:table-cell office:value-type="float" office:value="1120100" calcext:value-type="float">
            <text:p>1120100</text:p>
          </table:table-cell>
          <table:table-cell office:value-type="float" office:value="690597052.616089" calcext:value-type="float">
            <text:p>690597052,616089</text:p>
          </table:table-cell>
        </table:table-row>
        <table:table-row table:style-name="ro1">
          <table:table-cell/>
          <table:table-cell office:value-type="float" office:value="1200100" calcext:value-type="float">
            <text:p>1200100</text:p>
          </table:table-cell>
          <table:table-cell office:value-type="float" office:value="651153904.096106" calcext:value-type="float">
            <text:p>651153904,0961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 style:data-style-name="N2" text:time-value="19:43:48.05791255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7T18:54:28.316591772</meta:creation-date>
    <dc:date>2020-05-17T19:44:41.294185831</dc:date>
    <meta:editing-duration>PT15M40S</meta:editing-duration>
    <meta:editing-cycles>3</meta:editing-cycles>
    <meta:generator>LibreOffice/6.0.7.3$Linux_X86_64 LibreOffice_project/00m0$Build-3</meta:generator>
    <meta:document-statistic meta:table-count="1" meta:cell-count="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scatter" chart:style-name="ch1">
        <chart:legend chart:legend-position="end" svg:x="14.539cm" svg:y="4.203cm" style:legend-expansion="high" chart:style-name="ch2"/>
        <chart:plot-area chart:style-name="ch3" table:cell-range-address="Hoja1.B3:Hoja1.C18" chart:data-source-has-labels="row" svg:x="0.319cm" svg:y="0.18cm" svg:width="13.901cm" svg:height="8.645cm">
          <chartooo:coordinate-region svg:x="2.237cm" svg:y="0.38cm" svg:width="11.333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C3:Hoja1.C18" loext:label-string="r" chart:class="chart:scatter">
            <chart:domain table:cell-range-address="Hoja1.B3:Hoja1.B18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Hoja1.B3:Hoja1.B18</svg:desc>
                </draw:g>
              </table:table-cell>
              <table:table-cell office:value-type="float" office:value="358675623.904358">
                <text:p>358675623.904358</text:p>
                <draw:g>
                  <svg:desc>Hoja1.C3:Hoja1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100">
                <text:p>80100</text:p>
              </table:table-cell>
              <table:table-cell office:value-type="float" office:value="430069610.751799">
                <text:p>430069610.751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100">
                <text:p>160100</text:p>
              </table:table-cell>
              <table:table-cell office:value-type="float" office:value="614934708.265041">
                <text:p>614934708.265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0100">
                <text:p>240100</text:p>
              </table:table-cell>
              <table:table-cell office:value-type="float" office:value="703911232.661523">
                <text:p>703911232.6615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100">
                <text:p>320100</text:p>
              </table:table-cell>
              <table:table-cell office:value-type="float" office:value="695136814.631904">
                <text:p>695136814.6319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100">
                <text:p>400100</text:p>
              </table:table-cell>
              <table:table-cell office:value-type="float" office:value="685826279.310873">
                <text:p>685826279.3108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0100">
                <text:p>480100</text:p>
              </table:table-cell>
              <table:table-cell office:value-type="float" office:value="570546742.6511">
                <text:p>570546742.6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0100">
                <text:p>560100</text:p>
              </table:table-cell>
              <table:table-cell office:value-type="float" office:value="715366646.230771">
                <text:p>715366646.2307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0100">
                <text:p>640100</text:p>
              </table:table-cell>
              <table:table-cell office:value-type="float" office:value="620725543.724414">
                <text:p>620725543.7244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0100">
                <text:p>720100</text:p>
              </table:table-cell>
              <table:table-cell office:value-type="float" office:value="375603294.012852">
                <text:p>375603294.0128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100">
                <text:p>800100</text:p>
              </table:table-cell>
              <table:table-cell office:value-type="float" office:value="653764537.670679">
                <text:p>653764537.6706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0100">
                <text:p>880100</text:p>
              </table:table-cell>
              <table:table-cell office:value-type="float" office:value="500271351.887271">
                <text:p>500271351.8872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0100">
                <text:p>960100</text:p>
              </table:table-cell>
              <table:table-cell office:value-type="float" office:value="718631860.427992">
                <text:p>718631860.4279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40100">
                <text:p>1040100</text:p>
              </table:table-cell>
              <table:table-cell office:value-type="float" office:value="779658167.701338">
                <text:p>779658167.7013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0100">
                <text:p>1120100</text:p>
              </table:table-cell>
              <table:table-cell office:value-type="float" office:value="690597052.616089">
                <text:p>690597052.6160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0100">
                <text:p>1200100</text:p>
              </table:table-cell>
              <table:table-cell office:value-type="float" office:value="651153904.096106">
                <text:p>651153904.0961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